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rriweather Sans" svg:font-family="'Merriweather Sans', Roboto, Arial, FreeSans, sans-serif"/>
    <style:font-face style:name="Merriweather" svg:font-family="Merriweather, 'Roboto Slab', 'Times New Roman', 'DejaVu Serif', serif"/>
    <style:font-face style:name="OpenSymbol" svg:font-family="OpenSymbol"/>
    <style:font-face style:name="Source Code Pro" svg:font-family="'Source Code Pro', 'Roboto Mono', Consolas, 'Lucida Console', 'DejaVu Sans Mono', 'Courier New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widows="1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style:line-height-at-least="0.25in" fo:widows="1" fo:text-indent="0in" style:auto-text-indent="false"/>
      <style:text-properties fo:font-variant="normal" fo:text-transform="none" fo:color="#404040" style:font-name="Merriweather Sans" fo:font-size="12.75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style:line-height-at-least="0.25in" fo:widows="1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style:line-height-at-least="0.25in" fo:widows="1" fo:text-indent="0in" style:auto-text-indent="false" fo:padding="0in" fo:border="none"/>
      <style:text-properties fo:font-variant="normal" fo:text-transform="none" fo:color="#404040" style:font-name="Merriweather Sans" fo:font-size="12.75pt" fo:letter-spacing="normal" fo:font-style="normal" fo:font-weight="bold" fo:background-color="#f2f2f2"/>
    </style:style>
    <style:style style:name="P5" style:family="paragraph" style:parent-style-name="Text_20_body">
      <style:paragraph-properties fo:margin-left="0in" fo:margin-right="0in" fo:margin-top="0in" fo:margin-bottom="0in" style:line-height-at-least="0.25in" fo:widows="1" fo:text-indent="0in" style:auto-text-indent="false" fo:padding="0in" fo:border="none"/>
      <style:text-properties fo:font-variant="normal" fo:text-transform="none" fo:color="#404040" style:font-name="Merriweather Sans" fo:font-size="12.75pt" fo:letter-spacing="normal" fo:font-style="normal" fo:font-weight="normal" fo:background-color="#f2f2f2"/>
    </style:style>
    <style:style style:name="P6" style:family="paragraph" style:parent-style-name="Text_20_body">
      <style:paragraph-properties fo:margin-left="0in" fo:margin-right="0in" fo:margin-top="0in" fo:margin-bottom="0in" style:line-height-at-least="0.25in" fo:widows="1" fo:text-indent="0in" style:auto-text-indent="false" fo:padding="0.0193in" fo:border="0.0008in solid #dddddd"/>
    </style:style>
    <style:style style:name="P7" style:family="paragraph" style:parent-style-name="Text_20_body" style:list-style-name="L1">
      <style:paragraph-properties fo:margin-left="0in" fo:margin-right="0in" fo:margin-top="0in" fo:margin-bottom="0in" style:line-height-at-least="0.25in" fo:widows="1" fo:text-indent="0in" style:auto-text-indent="false" fo:padding="0.0193in" fo:border="0.0008in solid #dddddd"/>
    </style:style>
    <style:style style:name="P8" style:family="paragraph" style:parent-style-name="Text_20_body" style:list-style-name="L1">
      <style:paragraph-properties fo:margin-top="0in" fo:margin-bottom="0in" style:line-height-at-least="0.25in" fo:widows="1" fo:padding="0.0193in" fo:border="0.0008in solid #dddddd"/>
    </style:style>
    <style:style style:name="P9" style:family="paragraph" style:parent-style-name="Heading_20_2">
      <style:paragraph-properties style:line-height-at-least="0.25in" fo:widows="1"/>
      <style:text-properties fo:color="#333333" style:font-name="Merriweather" fo:font-weight="bold"/>
    </style:style>
    <style:style style:name="P10" style:family="paragraph" style:parent-style-name="Heading_20_2">
      <style:paragraph-properties style:line-height-at-least="0.25in" fo:widows="1"/>
      <style:text-properties fo:font-variant="normal" fo:text-transform="none" fo:color="#404040" style:font-name="Merriweather Sans" fo:font-size="12.75pt" fo:letter-spacing="normal" fo:font-style="normal" fo:font-weight="normal" style:font-name-asian="Merriweather Sans" style:font-size-asian="12.75pt" style:font-style-asian="normal" style:font-weight-asian="normal" style:font-name-complex="Merriweather Sans" style:font-size-complex="12.75pt" style:font-style-complex="normal" style:font-weight-complex="normal"/>
    </style:style>
    <style:style style:name="P11" style:family="paragraph" style:parent-style-name="Heading_20_1">
      <style:text-properties fo:font-variant="normal" fo:text-transform="none" fo:color="#333333" style:font-name="Merriweather" fo:font-size="12.75pt" fo:letter-spacing="normal" fo:font-style="normal" fo:font-weight="bold"/>
    </style:style>
    <style:style style:name="P12" style:family="paragraph" style:parent-style-name="Preformatted_20_Text">
      <style:paragraph-properties fo:margin-left="0in" fo:margin-right="0in" fo:margin-top="0in" fo:margin-bottom="0in" style:line-height-at-least="0.25in" fo:widows="1" fo:text-indent="0in" style:auto-text-indent="false" fo:padding="0in" fo:border="none"/>
      <style:text-properties fo:font-variant="normal" fo:text-transform="none" fo:color="#404040" style:font-name="Source Code Pro" fo:font-size="10.5pt" fo:letter-spacing="normal" fo:font-style="normal" fo:font-weight="normal"/>
    </style:style>
    <style:style style:name="P13" style:family="paragraph" style:parent-style-name="Preformatted_20_Text">
      <style:paragraph-properties fo:margin-top="0in" fo:margin-bottom="0in" style:line-height-at-least="0.25in" fo:widows="1" fo:padding="0in" fo:border="none"/>
      <style:text-properties fo:font-variant="normal" fo:text-transform="none" fo:color="#404040" style:font-name="Source Code Pro" fo:font-size="10.5pt" fo:letter-spacing="normal" fo:font-style="normal" fo:font-weight="normal"/>
    </style:style>
    <style:style style:name="P14" style:family="paragraph" style:parent-style-name="Preformatted_20_Text">
      <style:paragraph-properties fo:margin-top="0in" fo:margin-bottom="0in" style:line-height-at-least="0.25in" fo:widows="1" fo:padding="0in" fo:border="none"/>
      <style:text-properties fo:font-variant="normal" fo:text-transform="none" fo:color="#404040" fo:letter-spacing="normal"/>
    </style:style>
    <style:style style:name="P15" style:family="paragraph" style:parent-style-name="Preformatted_20_Text">
      <style:paragraph-properties fo:margin-top="0in" fo:margin-bottom="0in" style:line-height-at-least="0.25in" fo:widows="1" fo:padding="0in" fo:border="none"/>
      <style:text-properties fo:font-variant="normal" fo:text-transform="none" fo:color="#586e75" style:font-name="Source Code Pro" fo:font-size="10.5pt" fo:letter-spacing="normal" fo:font-style="normal" fo:font-weight="normal"/>
    </style:style>
    <style:style style:name="P16" style:family="paragraph" style:parent-style-name="Preformatted_20_Text">
      <style:paragraph-properties fo:margin-top="0in" fo:margin-bottom="0in" style:line-height-at-least="0.25in" fo:widows="1" fo:padding="0in" fo:border="none"/>
    </style:style>
    <style:style style:name="T1" style:family="text">
      <style:text-properties style:font-name="Source Code Pro" fo:font-size="10.5pt" fo:font-style="normal" fo:font-weight="normal"/>
    </style:style>
    <style:style style:name="T2" style:family="text">
      <style:text-properties fo:font-variant="normal" fo:text-transform="none" fo:color="#404040" style:font-name="Merriweather Sans" fo:font-size="12.75pt" fo:letter-spacing="normal" fo:font-style="normal" fo:font-weight="normal"/>
    </style:style>
    <style:style style:name="T3" style:family="text">
      <style:text-properties fo:font-variant="normal" fo:text-transform="none" fo:color="#404040" style:font-name="Merriweather Sans" fo:font-size="12.75pt" fo:letter-spacing="normal" fo:font-style="normal" fo:font-weight="normal" fo:background-color="#f2f2f2"/>
    </style:style>
    <style:style style:name="T4" style:family="text">
      <style:text-properties fo:font-variant="normal" fo:text-transform="none" fo:color="#404040" style:font-name="Merriweather Sans" fo:font-size="12.75pt" fo:letter-spacing="normal" fo:font-style="normal" fo:font-weight="bold"/>
    </style:style>
    <style:style style:name="T5" style:family="text">
      <style:text-properties fo:font-variant="normal" fo:text-transform="none" fo:color="#404040" style:font-name="Source Code Pro" fo:font-size="10.5pt" fo:letter-spacing="normal" fo:font-style="normal" fo:font-weight="normal"/>
    </style:style>
    <style:style style:name="T6" style:family="text">
      <style:text-properties fo:font-variant="normal" fo:text-transform="none" fo:color="#404040" style:font-name="Source Code Pro" fo:font-size="10.5pt" fo:letter-spacing="normal" fo:font-style="normal" fo:font-weight="normal" fo:background-color="#f2f2f2"/>
    </style:style>
    <style:style style:name="T7" style:family="text">
      <style:text-properties fo:color="#839496"/>
    </style:style>
    <style:style style:name="T8" style:family="text">
      <style:text-properties fo:color="#d33682" fo:font-weight="bold"/>
    </style:style>
    <style:style style:name="T9" style:family="text">
      <style:text-properties fo:color="#2aa198"/>
    </style:style>
    <style:style style:name="T10" style:family="text">
      <style:text-properties fo:color="#2aa198" fo:font-weight="bold"/>
    </style:style>
    <style:style style:name="T11" style:family="text">
      <style:text-properties fo:color="#2aa198" style:font-name="Source Code Pro" fo:font-size="10.5pt" fo:font-style="normal" fo:font-weight="bold"/>
    </style:style>
    <style:style style:name="T12" style:family="text">
      <style:text-properties fo:color="#586e75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Sign server and client certificates</text:h>
      <text:section text:style-name="Sect1" text:name="sign-server-and-client-certificates">
        <text:p text:style-name="P2">We will be signing certificates using our intermediate CA. You can use these signed certificates in a variety of situations, such as to secure connections to a web server or to authenticate clients connecting to a service.</text:p>
        <text:p text:style-name="P4">Note</text:p>
        <text:p text:style-name="P6"><text:span text:style-name="T3">The steps below are from your perspective as the certificate authority. A third-party, however, can instead create their own private key and certificate signing request (CSR) without revealing their private key to you. They give you their CSR, and you give back a signed certificate. In that scenario, skip the </text:span><text:span text:style-name="Source_20_Text"><text:span text:style-name="T6">genrsa</text:span></text:span><text:span text:style-name="T3"> and </text:span><text:span text:style-name="Source_20_Text"><text:span text:style-name="T6">req</text:span></text:span><text:span text:style-name="T3"> commands.</text:span></text:p>
        <text:section text:style-name="Sect1" text:name="create-a-key">
          <text:h text:style-name="P9" text:outline-level="2">Create a key</text:h>
          <text:p text:style-name="P2">Our root and intermediate pairs are 4096 bits. Server and client certificates normally expire after one year, so we can safely use 2048 bits instead.</text:p>
          <text:p text:style-name="P4">Note</text:p>
          <text:p text:style-name="P5">Although 4096 bits is slightly more secure than 2048 bits, it slows down TLS handshakes and significantly increases processor load during handshakes. For this reason, most websites use 2048-bit pairs.</text:p>
          <text:p text:style-name="P6"><text:span text:style-name="T2">If you’re creating a cryptographic pair for use with a web server (eg, Apache), you’ll need to enter this password every time you restart the web server. You may want to omit the </text:span><text:span text:style-name="Source_20_Text"><text:span text:style-name="T5">-aes256</text:span></text:span><text:span text:style-name="T2"> option to create a key without a password.</text:span></text:p>
          <text:p text:style-name="P12"><text:span text:style-name="T7"># </text:span><text:span text:style-name="T8">cd</text:span> /root/ca</text:p>
          <text:p text:style-name="P13"><text:span text:style-name="T7"># </text:span><text:span text:style-name="T8">openssl</text:span> genrsa -aes256 <text:span text:style-name="T10">\</text:span></text:p>
          <text:p text:style-name="P14"><text:s text:c="6"/><text:span text:style-name="T1">-out intermediate/private/www.example.com.key.pem 2048</text:span></text:p>
          <text:p text:style-name="P13"><text:span text:style-name="T7"># </text:span><text:span text:style-name="T8">chmod</text:span> 400 intermediate/private/www.example.com.key.pem</text:p>
        </text:section>
        <text:section text:style-name="Sect1" text:name="create-a-certificate">
          <text:h text:style-name="P10" text:outline-level="2">Create a certificate</text:h>
          <text:p text:style-name="P6"><text:span text:style-name="T2">Use the private key to create a certificate signing request (CSR). The CSR details don’t need to match the intermediate CA. For server certificates, the </text:span><text:span text:style-name="Strong_20_Emphasis"><text:span text:style-name="T4">Common Name</text:span></text:span><text:span text:style-name="T2"> must be a fully qualified domain name (eg, </text:span><text:span text:style-name="Source_20_Text"><text:span text:style-name="T5">www.example.com</text:span></text:span><text:span text:style-name="T2">), whereas for client certificates it can be any unique identifier (eg, an e-mail address). Note that the </text:span><text:span text:style-name="Strong_20_Emphasis"><text:span text:style-name="T4">Common Name</text:span></text:span><text:span text:style-name="T2"> cannot be the same as either your root or intermediate certificate.</text:span></text:p>
          <text:p text:style-name="P12"><text:span text:style-name="T7"># </text:span><text:span text:style-name="T8">cd</text:span> /root/ca</text:p>
          <text:p text:style-name="P13"><text:span text:style-name="T7"># </text:span><text:span text:style-name="T8">openssl</text:span> req -config intermediate/openssl.cnf <text:span text:style-name="T10">\</text:span></text:p>
          <text:p text:style-name="P14"><text:s text:c="6"/><text:span text:style-name="T1">-key intermediate/private/www.example.com.key.pem </text:span><text:span text:style-name="T11">\</text:span></text:p>
          <text:p text:style-name="P14"><text:s text:c="6"/><text:span text:style-name="T1">-new -sha256 -out intermediate/csr/www.example.com.csr.pem</text:span></text:p>
          <text:p text:style-name="P16"/>
          <text:p text:style-name="P13"><text:soft-page-break/><text:span text:style-name="T12">Enter pass phrase for www.example.com.key.pem:</text:span><text:span text:style-name="T9"> secretpassword</text:span></text:p>
          <text:p text:style-name="P15">You are about to be asked to enter information that will be incorporated</text:p>
          <text:p text:style-name="P15">into your certificate request.</text:p>
          <text:p text:style-name="P15">-----</text:p>
          <text:p text:style-name="P13"><text:span text:style-name="T12">Country Name (2 letter code) [XX]:</text:span><text:span text:style-name="T9">US</text:span></text:p>
          <text:p text:style-name="P13"><text:span text:style-name="T12">State or Province Name []:</text:span><text:span text:style-name="T9">California</text:span></text:p>
          <text:p text:style-name="P13"><text:span text:style-name="T12">Locality Name []:</text:span><text:span text:style-name="T9">Mountain View</text:span></text:p>
          <text:p text:style-name="P13"><text:span text:style-name="T12">Organization Name []:</text:span><text:span text:style-name="T9">Alice Ltd</text:span></text:p>
          <text:p text:style-name="P13"><text:span text:style-name="T12">Organizational Unit Name []:</text:span><text:span text:style-name="T9">Alice Ltd Web Services</text:span></text:p>
          <text:p text:style-name="P13"><text:span text:style-name="T12">Common Name []:</text:span><text:span text:style-name="T9">www.example.com</text:span></text:p>
          <text:p text:style-name="P15">Email Address []:</text:p>
          <text:p text:style-name="P6"><text:span text:style-name="T2">To create a certificate, use the intermediate CA to sign the CSR. If the certificate is going to be used on a server, use the </text:span><text:span text:style-name="Source_20_Text"><text:span text:style-name="T5">server_cert</text:span></text:span><text:span text:style-name="T2"> extension. If the certificate is going to be used for user authentication, use the </text:span><text:span text:style-name="Source_20_Text"><text:span text:style-name="T5">usr_cert</text:span></text:span><text:span text:style-name="T2"> extension. Certificates are usually given a validity of one year, though a CA will typically give a few days extra for convenience.</text:span></text:p>
          <text:p text:style-name="P12"><text:span text:style-name="T7"># </text:span><text:span text:style-name="T8">cd</text:span> /root/ca</text:p>
          <text:p text:style-name="P13"><text:span text:style-name="T7"># </text:span><text:span text:style-name="T8">openssl</text:span> ca -config intermediate/openssl.cnf <text:span text:style-name="T10">\</text:span></text:p>
          <text:p text:style-name="P14"><text:s text:c="6"/><text:span text:style-name="T1">-extensions server_cert -days 375 -notext -md sha256 </text:span><text:span text:style-name="T11">\</text:span></text:p>
          <text:p text:style-name="P14"><text:s text:c="6"/><text:span text:style-name="T1">-in intermediate/csr/www.example.com.csr.pem </text:span><text:span text:style-name="T11">\</text:span></text:p>
          <text:p text:style-name="P14"><text:s text:c="6"/><text:span text:style-name="T1">-out intermediate/certs/www.example.com.cert.pem</text:span></text:p>
          <text:p text:style-name="P13"><text:span text:style-name="T7"># </text:span><text:span text:style-name="T8">chmod</text:span> 444 intermediate/certs/www.example.com.cert.pem</text:p>
          <text:p text:style-name="P6"><text:span text:style-name="T2">The </text:span><text:span text:style-name="Source_20_Text"><text:span text:style-name="T5">intermediate/index.txt</text:span></text:span><text:span text:style-name="T2"> file should contain a line referring to this new certificate.</text:span></text:p>
          <text:p text:style-name="P12">V 160420124233Z 1000 unknown ... /CN=www.example.com</text:p>
        </text:section>
        <text:section text:style-name="Sect1" text:name="verify-the-certificate">
          <text:h text:style-name="P10" text:outline-level="2">Verify the certificate</text:h>
          <text:p text:style-name="P12"><text:span text:style-name="T7"># </text:span><text:span text:style-name="T8">openssl</text:span> x509 -noout -text <text:span text:style-name="T10">\</text:span></text:p>
          <text:p text:style-name="P14"><text:s text:c="6"/><text:span text:style-name="T1">-in intermediate/certs/www.example.com.cert.pem</text:span></text:p>
          <text:p text:style-name="P3"><text:span text:style-name="T2">The </text:span><text:span text:style-name="Strong_20_Emphasis"><text:span text:style-name="T4">Issuer</text:span></text:span><text:span text:style-name="T2"> is the intermediate CA. The </text:span><text:span text:style-name="Strong_20_Emphasis"><text:span text:style-name="T4">Subject</text:span></text:span><text:span text:style-name="T2"> refers to the certificate itself.</text:span></text:p>
          <text:p text:style-name="P12">Signature Algorithm: sha256WithRSAEncryption</text:p>
          <text:p text:style-name="P14"><text:s text:c="4"/><text:span text:style-name="T1">Issuer: C=GB, ST=England,</text:span></text:p>
          <text:p text:style-name="P14"><text:s text:c="12"/><text:span text:style-name="T1">O=Alice Ltd, OU=Alice Ltd Certificate Authority,</text:span></text:p>
          <text:p text:style-name="P14"><text:s text:c="12"/><text:span text:style-name="T1">CN=Alice Ltd Intermediate CA</text:span></text:p>
          <text:p text:style-name="P14"><text:s text:c="4"/><text:span text:style-name="T1">Validity</text:span></text:p>
          <text:p text:style-name="P14"><text:s text:c="8"/><text:span text:style-name="T1">Not Before: Apr 11 12:42:33 2015 GMT</text:span></text:p>
          <text:p text:style-name="P14"><text:s text:c="8"/><text:span text:style-name="T1">Not After : Apr 20 12:42:33 2016 GMT</text:span></text:p>
          <text:p text:style-name="P14"><text:s text:c="4"/><text:span text:style-name="T1">Subject: C=US, ST=California, L=Mountain View,</text:span></text:p>
          <text:p text:style-name="P14"><text:soft-page-break/><text:s text:c="13"/><text:span text:style-name="T1">O=Alice Ltd, OU=Alice Ltd Web Services,</text:span></text:p>
          <text:p text:style-name="P14"><text:s text:c="13"/><text:span text:style-name="T1">CN=www.example.com</text:span></text:p>
          <text:p text:style-name="P14"><text:s text:c="4"/><text:span text:style-name="T1">Subject Public Key Info:</text:span></text:p>
          <text:p text:style-name="P14"><text:s text:c="8"/><text:span text:style-name="T1">Public Key Algorithm: rsaEncryption</text:span></text:p>
          <text:p text:style-name="P14"><text:s text:c="12"/><text:span text:style-name="T1">Public-Key: (2048 bit)</text:span></text:p>
          <text:p text:style-name="P6"><text:span text:style-name="T2">The output will also show the </text:span><text:span text:style-name="Strong_20_Emphasis"><text:span text:style-name="T4">X509v3 extensions</text:span></text:span><text:span text:style-name="T2">. When creating the certificate, you used either the </text:span><text:span text:style-name="Source_20_Text"><text:span text:style-name="T5">server_cert</text:span></text:span><text:span text:style-name="T2"> or </text:span><text:span text:style-name="Source_20_Text"><text:span text:style-name="T5">usr_cert</text:span></text:span><text:span text:style-name="T2"> extension. The options from the corresponding configuration section will be reflected in the output.</text:span></text:p>
          <text:p text:style-name="P12">X509v3 extensions:</text:p>
          <text:p text:style-name="P14"><text:s text:c="4"/><text:span text:style-name="T1">X509v3 Basic Constraints:</text:span></text:p>
          <text:p text:style-name="P14"><text:s text:c="8"/><text:span text:style-name="T1">CA:FALSE</text:span></text:p>
          <text:p text:style-name="P14"><text:s text:c="4"/><text:span text:style-name="T1">Netscape Cert Type:</text:span></text:p>
          <text:p text:style-name="P14"><text:s text:c="8"/><text:span text:style-name="T1">SSL Server</text:span></text:p>
          <text:p text:style-name="P14"><text:s text:c="4"/><text:span text:style-name="T1">Netscape Comment:</text:span></text:p>
          <text:p text:style-name="P14"><text:s text:c="8"/><text:span text:style-name="T1">OpenSSL Generated Server Certificate</text:span></text:p>
          <text:p text:style-name="P14"><text:s text:c="4"/><text:span text:style-name="T1">X509v3 Subject Key Identifier:</text:span></text:p>
          <text:p text:style-name="P14"><text:s text:c="8"/><text:span text:style-name="T1">B1:B8:88:48:64:B7:45:52:21:CC:35:37:9E:24:50:EE:AD:58:02:B5</text:span></text:p>
          <text:p text:style-name="P14"><text:s text:c="4"/><text:span text:style-name="T1">X509v3 Authority Key Identifier:</text:span></text:p>
          <text:p text:style-name="P14"><text:s text:c="8"/><text:span text:style-name="T1">keyid:69:E8:EC:54:7F:25:23:60:E5:B6:E7:72:61:F1:D4:B9:21:D4:45:E9</text:span></text:p>
          <text:p text:style-name="P14"><text:s text:c="8"/><text:span text:style-name="T1">DirName:/C=GB/ST=England/O=Alice Ltd/OU=Alice Ltd Certificate Authority/CN=Alice Ltd Root CA</text:span></text:p>
          <text:p text:style-name="P14"><text:s text:c="8"/><text:span text:style-name="T1">serial:10:00</text:span></text:p>
          <text:p text:style-name="P16"/>
          <text:p text:style-name="P14"><text:s text:c="4"/><text:span text:style-name="T1">X509v3 Key Usage: critical</text:span></text:p>
          <text:p text:style-name="P14"><text:s text:c="8"/><text:span text:style-name="T1">Digital Signature, Key Encipherment</text:span></text:p>
          <text:p text:style-name="P14"><text:s text:c="4"/><text:span text:style-name="T1">X509v3 Extended Key Usage:</text:span></text:p>
          <text:p text:style-name="P14"><text:s text:c="8"/><text:span text:style-name="T1">TLS Web Server Authentication</text:span></text:p>
          <text:p text:style-name="P6"><text:span text:style-name="T2">Use the CA certificate chain file we created earlier (</text:span><text:span text:style-name="Source_20_Text"><text:span text:style-name="T5">ca-chain.cert.pem</text:span></text:span><text:span text:style-name="T2">) to verify that the new certificate has a valid chain of trust.</text:span></text:p>
          <text:p text:style-name="P12"><text:span text:style-name="T7"># </text:span><text:span text:style-name="T8">openssl</text:span> verify -CAfile intermediate/certs/ca-chain.cert.pem <text:span text:style-name="T10">\</text:span></text:p>
          <text:p text:style-name="P14"><text:s text:c="6"/><text:span text:style-name="T1">intermediate/certs/www.example.com.cert.pem</text:span></text:p>
          <text:p text:style-name="P16"/>
          <text:p text:style-name="P13"><text:span text:style-name="T12">www.example.com.cert.pem:</text:span><text:span text:style-name="T9"> OK</text:span></text:p>
        </text:section>
        <text:section text:style-name="Sect1" text:name="deploy-the-certificate">
          <text:h text:style-name="P10" text:outline-level="2">Deploy the certificate</text:h>
          <text:p text:style-name="P2">You can now either deploy your new certificate to a server, or distribute the certificate to a client. When deploying to a server application (eg, Apache), you need to make the <text:soft-page-break/>following files available:</text:p>
          <text:list xml:id="list8942107061397832420" text:style-name="L1">
            <text:list-item>
              <text:p text:style-name="P7"><text:span text:style-name="Source_20_Text"><text:span text:style-name="T5">ca-chain.cert.pem</text:span></text:span></text:p>
            </text:list-item>
            <text:list-item>
              <text:p text:style-name="P8"><text:span text:style-name="Source_20_Text"><text:span text:style-name="T5">www.example.com.key.pem</text:span></text:span></text:p>
            </text:list-item>
            <text:list-item>
              <text:p text:style-name="P8"><text:span text:style-name="Source_20_Text"><text:span text:style-name="T5">www.example.com.cert.pem</text:span></text:span></text:p>
            </text:list-item>
          </text:list>
          <text:p text:style-name="P6"><text:span text:style-name="T2">If you’re signing a CSR from a third-party, you don’t have access to their private key so you only need to give them back the chain file (</text:span><text:span text:style-name="Source_20_Text"><text:span text:style-name="T5">ca-chain.cert.pem</text:span></text:span><text:span text:style-name="T2">) and the certificate (</text:span><text:span text:style-name="Source_20_Text"><text:span text:style-name="T5">www.example.com.cert.pem</text:span></text:span><text:span text:style-name="T2">).</text:span></text:p>
        </text:section>
      </text:section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rriweather Sans" svg:font-family="'Merriweather Sans', Roboto, Arial, FreeSans, sans-serif"/>
    <style:font-face style:name="Merriweather" svg:font-family="Merriweather, 'Roboto Slab', 'Times New Roman', 'DejaVu Serif', serif"/>
    <style:font-face style:name="OpenSymbol" svg:font-family="OpenSymbol"/>
    <style:font-face style:name="Source Code Pro" svg:font-family="'Source Code Pro', 'Roboto Mono', Consolas, 'Lucida Console', 'DejaVu Sans Mono', 'Courier New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kka Lehtikoski</meta:initial-creator>
    <meta:creation-date>2016-06-17T12:35:32.18</meta:creation-date>
    <meta:document-statistic meta:table-count="0" meta:image-count="0" meta:object-count="0" meta:page-count="4" meta:paragraph-count="84" meta:word-count="731" meta:character-count="5463"/>
    <dc:date>2016-06-17T12:36:19.74</dc:date>
    <dc:creator>Pekka Lehtikoski</dc:creator>
    <meta:editing-duration>PT47S</meta:editing-duration>
    <meta:editing-cycles>1</meta:editing-cycles>
    <meta:generator>OpenOffice/4.0.1$Win32 OpenOffice.org_project/401m5$Build-9714</meta:generator>
  </office:meta>
</office:document-meta>
</file>